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strumental e humano: o desafio da comunicação organizacional </text:h>
      <text:p text:style-name="Text_20_body">João trabalha desde os 14 anos de idade na padaria fundada e gerida por seu pai. Desde jovem, foi muito dedicado em aprender cada função do negócio da família. Inquieto em descobrir novas oportunidades, à medida que crescia, buscava ler e estudar sobre gestão e compreender como o setor modernizava-se. </text:p>
      <text:p text:style-name="Text_20_body">A referência de modelo profissional para João, até então, era o pai, Luiz, e essa referência para o filho dava-se porque o pai trabalhava muito e desempenhava todas as funções na empresa, como as compras de ingredientes para a produção de pães e doces, estoque, atendimento aos clientes, produção dos pães, contabilização das despesas, pagava os fornecedores e gerenciava os funcionários que, no início, eram apenas a mãe e os avós de João. </text:p>
      <text:p text:style-name="Text_20_body">Aos poucos, a empresa foi expandindo e atraía clientes de todos os lugares da cidade. Os produtos eram ótimos, mas o atendimento era um diferencial. O pai do João fazia questão de cumprimentar cada cliente, olhar no olho da pessoa, perguntar sobre seu dia, era honesto em indicar o produto adequado ao pedido do cliente, cobrava preço justo e, acima de tudo, ouvia as pessoas. </text:p>
      <text:p text:style-name="Text_20_body">Com o passar dos anos, João ingressou na faculdade e, logo nos primeiros meses de curso, estudou sobre comunicação organizacional. Devido a expansão do negócio da família, sugeriu ao pai que lhe desse a oportunidade de planejar e executar ações integradas de comunicação, para aperfeiçoar ainda mais a empresa, visando uma comunicação eficiente e estratégica com os clientes, fornecedores, funcionários e a comunidade local. </text:p>
      <text:p text:style-name="Text_20_body">Na fase inicial, João começou a cadastrar os clientes, enviar e-mails e mensagens no <text:span text:style-name="Emphasis">WhatsApp </text:span>com as promoções da semana. Criou páginas nas redes sociais com as fotos e textos mais convidativos para qualquer cliente desejar todas as delícias oferecidas no estabelecimento. </text:p>
      <text:p text:style-name="Text_20_body">Em relação aos funcionários, já haviam mais de 20, naquele momento, e João criou o jornal mural para avisos e orientações de como atender bem o cliente, os equipamentos de segurança e higiene a serem utilizados, os aniversariantes do mês, bem como novidades de sucesso no setor de panificação. </text:p>
      <text:p text:style-name="Text_20_body">Quanto aos fornecedores, João entregou uma carta de agradecimento em relação aos anos de parceria e solicitou que todos respondessem a um questionário <text:span text:style-name="Emphasis">on-line </text:span>, para opinarem sobre os produtos e a padaria. </text:p>
      <text:p text:style-name="Text_20_body">João atrelava cada bom desempenho dos negócios naquela fase às suas ações em comunicação. Ficava muito tempo no escritório retocando fotos, decidindo frases de efeito, ditando normas e regras, bem como escrevendo e exigindo relatórios. </text:p>
      <text:p text:style-name="Text_20_body">Em um dado momento, o pai de João adoeceu e foi obrigado a afastar-se da empresa. João, entusiasmado com o seu sucesso, em sua avaliação e na de suas ações no negócio, assumiu a liderança da empresa. Com a mudança brusca na forma de gerir, muitos funcionários passaram a questionar suas ordens. João não hesitou em fazer alguns ajustes, mudança nos cargos e até uma demissão. </text:p>
      <text:p text:style-name="Text_20_body"><text:soft-page-break/>Em trinta dias sozinho na empresa, a contabilidade dos lucros apontava uma pequena redução. Nos quinze dias que se seguiram, o resultado já era significativo e as vendas haviam reduzido em 10%. A primeira medida de João foi atrelar a queda nas vendas à situação econômica do país. Mas, após mais dez dias, a redução progressiva, visualmente até na entrada de clientes no estabelecimento, mostrou a evidente necessidade de investigar onde estaria a causa. </text:p>
      <text:p text:style-name="Text_20_body">Todos os tipos de comunicação foram desenvolvidos — institucional, mercadológica, administrativa e interna —, inclusive destacando o uso de cada uma das interfaces da comunicação organizacional, a humana, a instrumental e a estratégica. João tinha tudo controlado de maneira digital, com gráficos e números que não conseguiam apontar o que estava acontecendo. </text:p>
      <text:p text:style-name="Text_20_body">João recorreu ao pai doente, pediu conselhos, mas, somente após longos três meses de prejuízo, Luiz voltou a padaria e, em questão de minutos, João começou a entender o que estava acontecendo. Os funcionários vibraram com sua presença, pediram que voltasse em definitivo. Os clientes entravam e, antes mesmo de fazerem o pedido, cumprimentaram e gastaram bons minutos de conversa com Luiz. Alguns saíram e avisaram os vizinhos do retorno de Luiz e, logo, outros foram chegando e, é claro, comprando. </text:p>
      <text:p text:style-name="Text_20_body">Luiz, apesar de não ter frequentado a escola ou curso superior, na prática de vida e de sua profissão, compreendia a necessidade da relação humana anteceder qualquer negócio. Esse era o seu diferencial em relação ao seu filho, João. Luiz olhava no olho das pessoas, perguntava como estavam, demonstrava interesse, oferecia ajuda e valorizava as qualidades das pessoas. </text:p>
      <text:p text:style-name="Text_20_body">João compreendeu que o equilíbrio entre o instrumental e o humano era, sem dúvidas, o seu maior desafio naquele momento. Ao invés de enfiar-se por horas no escritório, João passou mais tempo com o seu pai, conhecendo as pessoas. Essa mudança de postura possibilitou, a ele, muito progresso, mudou sua forma de compreender a vida e os negócios. Aos poucos, João reduziu os instrumentos e adaptou-os em favor das pessoas. Os bons resultados nos negócios foram a consequência. </text:p>
      <text:h text:style-name="Heading_20_3" text:outline-level="3">Vamos Praticar </text:h>
      <text:p text:style-name="Text_20_body">Pesquise, na internet, ações inovadoras de comunicação organizacional de uma empresa de sua escolha. Após selecionar sua pesquisa, reflita sobre os impactos das novas tecnologias no ambiente organizacional e elabore um relatório descritivo das ações identificadas e, ao final, disponibilize seu relatório no fórum da seção “Compartilhe”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17:47:15.742664875</meta:creation-date>
    <dc:date>2022-06-26T17:47:41.365937347</dc:date>
    <meta:editing-duration>PT25S</meta:editing-duration>
    <meta:editing-cycles>1</meta:editing-cycles>
    <meta:document-statistic meta:table-count="0" meta:image-count="0" meta:object-count="0" meta:page-count="2" meta:paragraph-count="17" meta:word-count="876" meta:character-count="5505" meta:non-whitespace-character-count="4628"/>
    <meta:generator>LibreOffice/7.2.7.2$Linux_X86_64 LibreOffice_project/20$Build-2</meta:generator>
  </office:meta>
</office:document-meta>
</file>